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fo:min-height="5.75cm"/>
    </style:style>
    <style:style style:name="pr2" style:family="presentation" style:parent-style-name="midnightblue1-outline1">
      <style:graphic-properties fo:min-height="5.7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 style:list-style-name="L3">
      <style:graphic-properties draw:fill-color="#ffffff" draw:textarea-vertical-align="top" draw:auto-grow-height="true" fo:min-height="14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subtitle" style:list-style-name="L3">
      <style:graphic-properties draw:fill-color="#ffffff" draw:textarea-vertical-align="top" draw:auto-grow-height="true" fo:min-height="13.881cm"/>
    </style:style>
    <style:style style:name="pr8" style:family="presentation" style:parent-style-name="midnightblue-subtitle" style:list-style-name="L3">
      <style:graphic-properties draw:fill-color="#ffffff" draw:textarea-vertical-align="top" draw:auto-grow-height="true" fo:min-height="14.481cm"/>
    </style:style>
    <style:style style:name="pr9" style:family="presentation" style:parent-style-name="midnightblue-subtitle" style:list-style-name="L3">
      <style:graphic-properties draw:fill-color="#ffffff" draw:textarea-vertical-align="top" draw:auto-grow-height="true" fo:min-height="14cm"/>
    </style:style>
    <style:style style:name="pr10" style:family="presentation" style:parent-style-name="midnightblue-subtitle" style:list-style-name="L3">
      <style:graphic-properties draw:fill-color="#ffffff" draw:textarea-vertical-align="top" draw:auto-grow-height="true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2cm" fo:margin-bottom="0.2cm" fo:text-align="start" fo:text-indent="0cm"/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2cm" fo:margin-bottom="0.2cm" fo:text-align="start" fo:text-indent="0cm"/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margin-top="0.2cm" fo:margin-bottom="0.2cm" fo:text-align="start" fo:text-indent="0cm"/>
      <style:text-properties fo:color="#2c3e50" style:font-name="Source Sans Pro" fo:font-size="18pt" style:letter-kerning="true" style:font-name-asian="源ノ角ゴシック Normal" style:font-size-asian="28pt" style:font-name-complex="FreeSans" style:font-size-complex="32pt"/>
    </style:style>
    <style:style style:name="P8" style:family="paragraph">
      <style:paragraph-properties fo:margin-left="0cm" fo:margin-right="0cm" fo:margin-top="0.3cm" fo:margin-bottom="0.3cm" fo:text-align="start" fo:text-indent="0cm"/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3cm" fo:margin-bottom="0.3cm" fo:text-align="start" fo:text-indent="0cm"/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8pt" style:font-size-complex="32pt"/>
    </style:style>
    <style:style style:name="T2" style:family="text">
      <style:text-properties style:font-size-asian="20pt" style:font-size-complex="22pt"/>
    </style:style>
    <style:style style:name="T3" style:family="text">
      <style:text-properties fo:font-size="16pt" style:font-size-asian="26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draw:frame presentation:style-name="pr1" draw:layer="layout" svg:width="13cm" svg:height="6cm" svg:x="7.5cm" svg:y="7.5cm" presentation:class="title" presentation:user-transformed="true">
          <draw:text-box>
            <text:p>Raspi – Einführung für ZIAI12</text:p>
          </draw:text-box>
        </draw:frame>
        <draw:frame presentation:style-name="pr2" draw:layer="layout" svg:width="26cm" svg:height="5.5cm" svg:x="1cm" svg:y="14.5cm" presentation:class="outline">
          <draw:text-box>
            <text:list text:style-name="L2">
              <text:list-item>
                <text:p/>
              </text:list-item>
              <text:list-item>
                <text:p>Vorbereitungs-Informationen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Robert + Lut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4" draw:layer="layout" svg:width="26cm" svg:height="2.413cm" svg:x="1.2cm" svg:y="1.125cm" presentation:class="title" presentation:user-transformed="true">
          <draw:text-box>
            <text:p>Varianten</text:p>
          </draw:text-box>
        </draw:frame>
        <draw:frame presentation:style-name="pr5" draw:text-style-name="P3" draw:layer="layout" svg:width="26cm" svg:height="14.393cm" svg:x="1cm" svg:y="5.5cm" presentation:class="subtitle" presentation:user-transformed="true">
          <draw:text-box>
            <text:list text:style-name="L3">
              <text:list-item>
                <text:p text:style-name="P2"><text:span text:style-name="T2">Themen wählen, die etwas mit unseren derzeitigen Aufgaben zu tun haben:</text:span></text:p>
                <text:list>
                  <text:list-item>
                    <text:p text:style-name="P2"><text:span text:style-name="T2">Irgendwas mit Web</text:span></text:p>
                  </text:list-item>
                  <text:list-item>
                    <text:p text:style-name="P2"><text:span text:style-name="T2">Etwas Ähnliches wie flex4speed </text:span><text:span text:style-name="T2"><text:line-break/></text:span><text:span text:style-name="T2">(schnell was dazu und wieder weg)</text:span></text:p>
                  </text:list-item>
                  <text:list-item>
                    <text:p text:style-name="P2"><text:span text:style-name="T2">Irgend etwas mit Docker / Containern etc.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2"><text:span text:style-name="T2">Oder etwas wählen, das mit uns nichts zu tun hat</text:span></text:p>
                <text:list>
                  <text:list-item>
                    <text:p text:style-name="P2"><text:span text:style-name="T2">Web-Radio</text:span></text:p>
                  </text:list-item>
                  <text:list-item>
                    <text:p text:style-name="P2"><text:span text:style-name="T2">Spiel-Cluster</text:span></text:p>
                  </text:list-item>
                  <text:list-item>
                    <text:p text:style-name="P2"><text:span text:style-name="T2">Retro-Gaming-Tool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2"><text:span text:style-name="T2">Es muss in einen Tag passen (&gt;6 Stunden Klicken geht daneben)</text:span></text:p>
              </text:list-item>
              <text:list-item>
                <text:p text:style-name="P2"><text:span text:style-name="T2">Und mit Github kann es auch was zu tun haben</text:span></text:p>
              </text:list-item>
              <text:list-item>
                <text:p text:style-name="P2"><text:span text:style-name="T2">Am besten haben wir anschließend etwas davon zu hause</text:span><text:span text:style-name="T2"><text:line-break/></text:span><text:span text:style-name="T2">(oder können es auf die Schnelle als Letztes installieren)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0">
        <draw:frame presentation:style-name="pr4" draw:layer="layout" svg:width="26cm" svg:height="2.413cm" svg:x="1.2cm" svg:y="1.125cm" presentation:class="title" presentation:user-transformed="true">
          <draw:text-box>
            <text:p>Was „eh schon klar“ ist</text:p>
          </draw:text-box>
        </draw:frame>
        <draw:frame presentation:style-name="pr7" draw:text-style-name="P5" draw:layer="layout" svg:width="26cm" svg:height="13.881cm" svg:x="1cm" svg:y="5.6cm" presentation:class="subtitle" presentation:user-transformed="true">
          <draw:text-box>
            <text:list text:style-name="L3">
              <text:list-item>
                <text:p text:style-name="P4">Die Erst-Installation der Raspis macht jeder selbst.</text:p>
                <text:list>
                  <text:list-item>
                    <text:p text:style-name="P4">Je nachdem, ob wir jeder ein Karten-Lese/Schreibgerät haben oder nicht, <text:line-break/>sind die Karten entweder alle noch leer oder bereits mit linux bedampft. </text:p>
                  </text:list-item>
                </text:list>
              </text:list-item>
              <text:list-item>
                <text:p text:style-name="P4">Anschließend erfolgt das raspi-config &amp;&amp; Update &amp;&amp; Upgrade <text:line-break/>und ein wenig Software herunterladen.</text:p>
                <text:list>
                  <text:list-item>
                    <text:p text:style-name="P4">Dafür brauchen wir flottes WLAN oder einen guten Ethernet-Hub</text:p>
                  </text:list-item>
                </text:list>
              </text:list-item>
              <text:list-item>
                <text:p text:style-name="P4">Ein bisschen was zum cut&amp;paste bereiten wir auf github vor, um Tippfehler zu vermeiden, wenn die Kommandos später etwas länger werden.</text:p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0">
        <draw:frame presentation:style-name="pr4" draw:layer="layout" svg:width="26cm" svg:height="2.413cm" svg:x="1.2cm" svg:y="1.125cm" presentation:class="title" presentation:user-transformed="true">
          <draw:text-box>
            <text:p>Grundausstattung</text:p>
          </draw:text-box>
        </draw:frame>
        <draw:frame presentation:style-name="pr8" draw:text-style-name="P5" draw:layer="layout" svg:width="26cm" svg:height="14.481cm" svg:x="1cm" svg:y="5.3cm" presentation:class="subtitle" presentation:user-transformed="true">
          <draw:text-box>
            <text:list text:style-name="L3">
              <text:list-item>
                <text:p text:style-name="P7"><text:span text:style-name="T3">Als Grundausstattung brauchen wir jeder:</text:span></text:p>
                <text:list>
                  <text:list-item>
                    <text:p text:style-name="P2"><text:span text:style-name="T3">1 Raspi-3 (der hat schon WLAN + BT + 4-core-CPU) + 2,5A-Netzteil + </text:span><text:span text:style-name="T3"><text:line-break/></text:span><text:span text:style-name="T3">MicroSD-Karte (&gt;=8GB) + HDMI-Kabel [ + Kühlkörper-Set + Gehäuse ]</text:span><text:span text:style-name="T3"><text:line-break/></text:span><text:span text:style-name="T3">Unterschiedlich umfangreiche Sets dafür gibt es z.B </text:span><text:span text:style-name="T3"><text:a xlink:href="https://www.conrad.de/de/raspberry-pi-3-model-b-advanced-set-1-gb-1419717.html?sc.ref=Product%20Details" xlink:type="simple">hier</text:a></text:span><text:span text:style-name="T3"> oder </text:span><text:span text:style-name="T3"><text:a xlink:href="https://www.comtech.de/SwpFindologic/search?sSearch=raspi-3" xlink:type="simple">hier</text:a></text:span><text:span text:style-name="T3">; </text:span></text:p>
                    <text:list>
                      <text:list-item>
                        <text:p text:style-name="P2"><text:span text:style-name="T3">Speicherkarten sind das teuerste, wenn sie auch schnell sein sollen. </text:span><text:span text:style-name="T3"><text:line-break/></text:span><text:span text:style-name="T3">Hier sollten wir nicht geizen, wenn die Raspis hinterher bspw. als owncloud laufen sollen (64GB sind da schon eher knapp, ich habe bei mir eine 128GB-Karte zu laufen).</text:span><text:span text:style-name="T3"><text:line-break/></text:span><text:span text:style-name="T3">(Roberts Tipp: Wir warten auf die 1TB-Karte :-))</text:span></text:p>
                      </text:list-item>
                    </text:list>
                  </text:list-item>
                  <text:list-item>
                    <text:p text:style-name="P2"><text:span text:style-name="T3">leihweise einen Bildschirm mit HDMI-Anschluss (22“ reicht, 24“ ist natürlich besser…)</text:span><text:span text:style-name="T3"><text:line-break/></text:span><text:span text:style-name="T3">und eine normale Tastatur + Maus (kann gerne jeweils USB-Variante sein, so viel tippen wir nicht)</text:span></text:p>
                  </text:list-item>
                  <text:list-item>
                    <text:p text:style-name="P2"><text:span text:style-name="T3">Evtl. jeder ein micro-SD-Kartenschreibgerät – das ist aber nicht zwingend (s.o.)</text:span></text:p>
                    <text:list>
                      <text:list-item>
                        <text:p text:style-name="P7"><text:span text:style-name="T3">Wir haben eines, damit bedampfen wir die Karten ggfs. vorher und zeigen Euch nur, wie es geht. Das spart ca. 20 Minuten – und wenn‘s schief geht sogar noch deutlich mehr.</text:span><text:span text:style-name="T3"><text:line-break/></text:span><text:span text:style-name="T3">Außerdem wissen wir dann, dass die SD-Karten laufen (DIE Schwachstelle beim Raspi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0">
        <draw:frame presentation:style-name="pr4" draw:layer="layout" svg:width="26cm" svg:height="2.413cm" svg:x="1.2cm" svg:y="1.125cm" presentation:class="title" presentation:user-transformed="true">
          <draw:text-box>
            <text:p>Variante „Irgend etwas mit Web“</text:p>
          </draw:text-box>
        </draw:frame>
        <draw:frame presentation:style-name="pr9" draw:text-style-name="P3" draw:layer="layout" svg:width="26cm" svg:height="14cm" svg:x="1cm" svg:y="5.5cm" presentation:class="subtitle" presentation:user-transformed="true">
          <draw:text-box>
            <text:list text:style-name="L3">
              <text:list-item>
                <text:p text:style-name="P8"><text:span text:style-name="T2">Dieses Szenario bewegt sich in etwa um die folgenden Punkte:</text:span></text:p>
                <text:list>
                  <text:list-item>
                    <text:p text:style-name="P8"><text:span text:style-name="T2">Aufbau eines Webservers</text:span></text:p>
                    <text:list>
                      <text:list-item>
                        <text:p text:style-name="P8"><text:span text:style-name="T2">Stressen des Webservers mit hoher Last </text:span></text:p>
                        <text:p text:style-name="P8"><text:span text:style-name="T2"/></text:p>
                      </text:list-item>
                    </text:list>
                  </text:list-item>
                  <text:list-item>
                    <text:p text:style-name="P8"><text:span text:style-name="T2">Aufbau erste Docker-Strukturen</text:span></text:p>
                    <text:list>
                      <text:list-item>
                        <text:p text:style-name="P8"><text:span text:style-name="T2">Kreieren des nginx-Dockerfiles, wenn es nicht zu lange dauert,</text:span><text:span text:style-name="T2"><text:line-break/></text:span><text:span text:style-name="T2">ansonsten bringen wir das im github oder dockerhub bereits mit</text:span></text:p>
                      </text:list-item>
                      <text:list-item>
                        <text:p text:style-name="P8"><text:span text:style-name="T2">Starten erster Container</text:span></text:p>
                      </text:list-item>
                      <text:list-item>
                        <text:p text:style-name="P8"><text:span text:style-name="T2">Mehr Container parallel</text:span></text:p>
                      </text:list-item>
                    </text:list>
                  </text:list-item>
                  <text:list-item>
                    <text:p text:style-name="P8"><text:span text:style-name="T2"/></text:p>
                  </text:list-item>
                  <text:list-item>
                    <text:p text:style-name="P8"><text:span text:style-name="T2">Ein bisschen Parallelrechnen mit unseren Kistchen</text:span></text:p>
                    <text:list>
                      <text:list-item>
                        <text:p text:style-name="P8"><text:span text:style-name="T2">z.B. Mandelbrot oder Ray-Tracing </text:span><text:span text:style-name="T2"><text:line-break/></text:span><text:span text:style-name="T2">(da haben wir aber noch nicht das Richtige gefunde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0">
        <draw:frame presentation:style-name="pr4" draw:layer="layout" svg:width="26cm" svg:height="2.413cm" svg:x="1.2cm" svg:y="1.125cm" presentation:class="title" presentation:user-transformed="true">
          <draw:text-box>
            <text:p>Variante „Irgend etwas anderes“</text:p>
          </draw:text-box>
        </draw:frame>
        <draw:frame presentation:style-name="pr10" draw:text-style-name="P9" draw:layer="layout" svg:width="26cm" svg:height="14cm" svg:x="1cm" svg:y="5.5cm" presentation:class="subtitle" presentation:user-transformed="true">
          <draw:text-box>
            <text:list text:style-name="L3">
              <text:list-item>
                <text:p text:style-name="P8"><text:span text:style-name="T2">Hier gibt es einige Beispiele im Web und der letzten c‘t:</text:span></text:p>
                <text:list>
                  <text:list-item>
                    <text:list>
                      <text:list-item>
                        <text:p text:style-name="P8"><text:span text:style-name="T2">WebRadio </text:span></text:p>
                        <text:list>
                          <text:list-item>
                            <text:p text:style-name="P8"><text:span text:style-name="T2">dazu braucht man aber ein anderes Gehäuse und aktive Lautsprecher</text:span></text:p>
                          </text:list-item>
                        </text:list>
                      </text:list-item>
                      <text:list-item>
                        <text:p text:style-name="P8"><text:span text:style-name="T2">Verbindungsfilter</text:span></text:p>
                        <text:list>
                          <text:list-item>
                            <text:p text:style-name="P8"><text:span text:style-name="T2">Einzelnes Steuern von Bandbreitennutzung je angeschlossenem Endgerät einschließlich Einstreuen von Verbindungsfehlern</text:span><text:span text:style-name="T2"><text:line-break/></text:span><text:span text:style-name="T2">(das könnten eher unsere Tester gebrauchen)</text:span></text:p>
                          </text:list-item>
                        </text:list>
                      </text:list-item>
                      <text:list-item>
                        <text:p text:style-name="P8"><text:span text:style-name="T2">Old-fashioned Gametool</text:span></text:p>
                        <text:list>
                          <text:list-item>
                            <text:p text:style-name="P8"><text:span text:style-name="T2">Dazu brauchen wir aber auch noch ein Gamepad</text:span></text:p>
                          </text:list-item>
                        </text:list>
                      </text:list-item>
                      <text:list-item>
                        <text:p text:style-name="P8"><text:span text:style-name="T2">Bierdosen-Tastatur </text:span><text:span text:style-name="T2"><text:a xlink:href="https://vimeo.com/51526148" xlink:type="simple">https://vimeo.com/51526148</text:a></text:span></text:p>
                        <text:list>
                          <text:list-item>
                            <text:p text:style-name="P8"><text:span text:style-name="T2">Das schaffen wir nie, so viel Bier kriegen wir nicht weg…</text:span></text:p>
                          </text:list-item>
                        </text:list>
                      </text:list-item>
                      <text:list-item>
                        <text:p text:style-name="P8"><text:span text:style-name="T2">So viel Zeit </text:span><text:span text:style-name="T2"><text:a xlink:href="https://www.youtube.com/watch?v=9WOxRIo8AGI" xlink:type="simple">zum Basteln</text:a></text:span><text:span text:style-name="T2">haben wir leider auch nich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1-backgroundobjects">
      <style:graphic-properties draw:stroke="none" draw:fill="none" draw:auto-grow-height="false" fo:min-height="1.449cm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2c3e50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4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2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2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0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1" draw:text-style-name="MP7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1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5:27:45.203750924</meta:creation-date>
    <dc:date>2017-03-19T17:49:35.186222056</dc:date>
    <meta:editing-duration>PT1H24M8S</meta:editing-duration>
    <meta:editing-cycles>10</meta:editing-cycles>
    <meta:generator>LibreOffice/5.1.6.2$Linux_X86_64 LibreOffice_project/10m0$Build-2</meta:generator>
    <meta:document-statistic meta:object-count="71"/>
  </office:meta>
</office:document-meta>
</file>